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5.228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302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709cm" fo:break-before="auto" style:use-optimal-row-height="false"/>
    </style:style>
    <style:style style:name="ro9" style:family="table-row">
      <style:table-row-properties style:row-height="0.684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0"/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oosto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20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3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0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23:38:42.301000000</dc:date>
    <meta:editing-duration>P1DT13M8S</meta:editing-duration>
    <meta:editing-cycles>73</meta:editing-cycles>
    <meta:document-statistic meta:table-count="3" meta:cell-count="595" meta:object-count="0"/>
  </office:meta>
</office:document-meta>
</file>